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200000018899FEB19A8B06123.png" manifest:media-type="image/png"/>
  <manifest:file-entry manifest:full-path="Pictures/100002010000012E0000024D9EE8EF4B4C608772.png" manifest:media-type="image/png"/>
  <manifest:file-entry manifest:full-path="Pictures/100073E700001F2D00003CEAEFC1DE5BFA3E511E.svg" manifest:media-type="image/svg+xml"/>
  <manifest:file-entry manifest:full-path="Pictures/100004FB00000FE400000F8084E04600CBB41630.svg" manifest:media-type="image/svg+xml"/>
  <manifest:file-entry manifest:full-path="Pictures/100002010000009A000000962529E75CB696BAA5.png" manifest:media-type="image/png"/>
  <manifest:file-entry manifest:full-path="Pictures/100001FA00000A2B0000027265ADDED35E4F900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219cm"/>
    </style:style>
    <style:style style:name="gr4" style:family="graphic" style:parent-style-name="standard">
      <style:graphic-properties draw:stroke="none" svg:stroke-color="#000000" draw:fill="none" draw:fill-color="#ffffff" fo:min-height="2.513cm"/>
    </style:style>
    <style:style style:name="gr5" style:family="graphic" style:parent-style-name="standard">
      <style:graphic-properties draw:stroke="none" svg:stroke-color="#000000" draw:fill="none" draw:fill-color="#ffffff" fo:min-height="1.253cm"/>
    </style:style>
    <style:style style:name="gr6" style:family="graphic" style:parent-style-name="standard">
      <style:graphic-properties draw:stroke="none" svg:stroke-color="#000000" draw:fill="none" draw:fill-color="#ffffff" fo:min-height="1.252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729fcf" draw:opacity="0%" draw:textarea-horizontal-align="justify" draw:textarea-vertical-align="middle" draw:auto-grow-height="false" fo:min-height="8.114cm" fo:min-width="25.39cm" fo:padding-top="0.15cm" fo:padding-bottom="0.15cm" fo:padding-left="0.275cm" fo:padding-right="0.27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055cm" svg:height="4.016cm" svg:x="2.798cm" svg:y="3.502cm">
            <draw:image xlink:href="Pictures/100073E700001F2D00003CEAEFC1DE5BFA3E511E.svg" xlink:type="simple" xlink:show="embed" xlink:actuate="onLoad" loext:mime-type="image/svg+xml">
              <text:p/>
            </draw:image>
            <draw:image xlink:href="Pictures/100002010000012E0000024D9EE8EF4B4C608772.png" xlink:type="simple" xlink:show="embed" xlink:actuate="onLoad" loext:mime-type="image/png"/>
          </draw:frame>
          <draw:frame draw:style-name="gr2" draw:text-style-name="P3" draw:layer="layout" svg:width="5.905cm" svg:height="5.76cm" svg:x="11.634cm" svg:y="3.102cm">
            <draw:image xlink:href="Pictures/100004FB00000FE400000F8084E04600CBB41630.svg" xlink:type="simple" xlink:show="embed" xlink:actuate="onLoad" loext:mime-type="image/svg+xml">
              <text:p text:style-name="P2"><text:span text:style-name="T1">Banyan</text:span></text:p>
              <text:p text:style-name="P2"><text:span text:style-name="T1"><text:s/></text:span><text:span text:style-name="T1">Bluetooth </text:span></text:p>
              <text:p text:style-name="P2"><text:span text:style-name="T1">Gateway</text:span></text:p>
            </draw:image>
            <draw:image xlink:href="Pictures/100002010000009A000000962529E75CB696BAA5.png" xlink:type="simple" xlink:show="embed" xlink:actuate="onLoad" loext:mime-type="image/png"/>
          </draw:frame>
          <draw:g>
            <draw:frame draw:style-name="gr1" draw:text-style-name="P1" draw:layer="layout" svg:width="3.761cm" svg:height="0.903cm" svg:x="7.411cm" svg:y="4.572cm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1" draw:text-style-name="P1" draw:layer="layout" svg:width="3.762cm" svg:height="0.903cm" draw:transform="skewX (0.0010471975511966) rotate (3.12989894760143) translate (11.255cm 6.591cm)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</draw:g>
          <draw:g>
            <draw:frame draw:style-name="gr1" draw:text-style-name="P1" draw:layer="layout" svg:width="3.762cm" svg:height="0.905cm" svg:x="18.245cm" svg:y="4.938cm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1" draw:text-style-name="P1" draw:layer="layout" svg:width="3.763cm" svg:height="0.905cm" draw:transform="rotate (3.12954988175103) translate (22.09cm 6.959cm)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</draw:g>
          <draw:frame draw:style-name="gr3" draw:text-style-name="P4" draw:layer="layout" svg:width="5.693cm" svg:height="2.469cm" svg:x="0.8cm" svg:y="8.396cm">
            <draw:text-box>
              <text:p text:style-name="P2"><text:span text:style-name="T2">Bluetooth Client</text:span></text:p>
            </draw:text-box>
          </draw:frame>
          <draw:frame draw:style-name="gr4" draw:text-style-name="P4" draw:layer="layout" svg:width="6.244cm" svg:height="2.763cm" svg:x="5.941cm" svg:y="1.082cm">
            <draw:text-box>
              <text:p text:style-name="P2"><text:span text:style-name="T2">Bluetooth</text:span></text:p>
              <text:p text:style-name="P2"><text:span text:style-name="T2">Data</text:span></text:p>
            </draw:text-box>
          </draw:frame>
          <draw:frame draw:style-name="gr4" draw:text-style-name="P4" draw:layer="layout" svg:width="6.243cm" svg:height="2.763cm" svg:x="17.143cm" svg:y="1.082cm">
            <draw:text-box>
              <text:p text:style-name="P2"><text:span text:style-name="T2">Banyan</text:span></text:p>
              <text:p text:style-name="P2"><text:span text:style-name="T2">Messages</text:span></text:p>
            </draw:text-box>
          </draw:frame>
        </draw:g>
        <draw:frame draw:style-name="gr5" draw:text-style-name="P5" draw:layer="layout" svg:width="11.752cm" svg:height="1.503cm" svg:x="18.311cm" svg:y="4.02cm">
          <draw:text-box>
            <text:p><text:span text:style-name="T3">Subscription Topic:</text:span><text:span text:style-name="T4"> </text:span><text:span text:style-name="T5">to_bt_gateway</text:span></text:p>
          </draw:text-box>
        </draw:frame>
        <draw:frame draw:style-name="gr6" draw:text-style-name="P5" draw:layer="layout" svg:width="11.752cm" svg:height="1.502cm" svg:x="18.127cm" svg:y="7.293cm">
          <draw:text-box>
            <text:p><text:span text:style-name="T3">Publishing Topic:</text:span><text:span text:style-name="T5"> from_bt_gateway</text:span></text:p>
          </draw:text-box>
        </draw:frame>
        <draw:custom-shape draw:style-name="gr7" draw:text-style-name="P6" draw:layer="layout" svg:width="25.94cm" svg:height="8.41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09:55:33.285456434</meta:creation-date>
    <dc:date>2019-06-21T14:14:49.791853391</dc:date>
    <meta:editing-duration>PT20M19S</meta:editing-duration>
    <meta:editing-cycles>5</meta:editing-cycles>
    <meta:generator>LibreOffice/6.2.4.2$Linux_X86_64 LibreOffice_project/20$Build-2</meta:generator>
    <meta:document-statistic meta:object-count="15"/>
  </office:meta>
</office:document-meta>
</file>